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26.033cm"/>
    </style:style>
    <style:style style:name="co9" style:family="table-column">
      <style:table-column-properties fo:break-before="auto" style:column-width="11.52cm"/>
    </style:style>
    <style:style style:name="co10" style:family="table-column">
      <style:table-column-properties fo:break-before="auto" style:column-width="11.18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hread</text:p>
          </table:table-cell>
          <table:table-cell office:value-type="string">
            <text:p>activation</text:p>
          </table:table-cell>
          <table:table-cell office:value-type="string">
            <text:p>lock</text:p>
          </table:table-cell>
          <table:table-cell office:value-type="string">
            <text:p>kind</text:p>
          </table:table-cell>
          <table:table-cell office:value-type="string">
            <text:p>scope</text:p>
          </table:table-cell>
          <table:table-cell office:value-type="string">
            <text:p>executable</text:p>
          </table:table-cell>
          <table:table-cell office:value-type="string">
            <text:p>line</text:p>
          </table:table-cell>
          <table:table-cell office:value-type="string">
            <text:p>prefix</text:p>
          </table:table-cell>
          <table:table-cell office:value-type="string">
            <text:p>source</text:p>
          </table:table-cell>
          <table:table-cell office:value-type="string">
            <text:p>package</text:p>
          </table:table-cell>
          <table:table-cell office:value-type="string">
            <text:p>raw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INI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61">
            <text:p>61</text:p>
          </table:table-cell>
          <table:table-cell office:value-type="string">
            <text:p>*-*</text:p>
          </table:table-cell>
          <table:table-cell office:value-type="string">
            <text:p>self~table = .IdentityTable~new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IDENTITYTABLE =&gt; "The IdentityTabl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EW" =&gt; 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</text:p>
          </table:table-cell>
          <table:table-cell office:value-type="string">
            <text:p><text:s/></text:p>
          </table:table-cell>
          <table:table-cell office:value-type="string">
            <text:p>routine</text:p>
          </table:table-cell>
          <table:table-cell/>
          <table:table-cell office:value-type="string">
            <text:p>D:\local\Rexx\ooRexx\svn\sandbox\jlf\samples\generator\coroutine.cls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Routine D:\local\Rexx\ooRexx\svn\sandbox\jlf\samples\generator\coroutine.cls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string">
            <text:p>A coroutine implemented by a one-liner routine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INI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3">
            <text:p>83</text:p>
          </table:table-cell>
          <table:table-cell office:value-type="string">
            <text:p>*-*</text:p>
          </table:table-cell>
          <table:table-cell office:value-type="string">
            <text:p>use strict arg action="main", ...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say "running coroutine" ; return 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ACTION &lt;= "say "running coroutine" ; return 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5">
            <text:p>85</text:p>
          </table:table-cell>
          <table:table-cell office:value-type="string">
            <text:p>*-*</text:p>
          </table:table-cell>
          <table:table-cell office:value-type="string">
            <text:p>self~routine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6">
            <text:p>86</text:p>
          </table:table-cell>
          <table:table-cell office:value-type="string">
            <text:p>*-*</text:p>
          </table:table-cell>
          <table:table-cell office:value-type="string">
            <text:p>self~message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7">
            <text:p>87</text:p>
          </table:table-cell>
          <table:table-cell office:value-type="string">
            <text:p>*-*</text:p>
          </table:table-cell>
          <table:table-cell office:value-type="string">
            <text:p>self~doer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8">
            <text:p>88</text:p>
          </table:table-cell>
          <table:table-cell office:value-type="string">
            <text:p>*-*</text:p>
          </table:table-cell>
          <table:table-cell office:value-type="string">
            <text:p>self~object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0">
            <text:p>90</text:p>
          </table:table-cell>
          <table:table-cell office:value-type="string">
            <text:p>*-*</text:p>
          </table:table-cell>
          <table:table-cell office:value-type="string">
            <text:p>self~doer = action~doer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ACTION =&gt; "say "running coroutine" ; return 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if self~doer~isA(.Routine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ROUTINE =&gt; "The 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ISA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<text:s text:c="4"/>use strict arg action="main", start = .tr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say "running coroutine" ; return 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ACTION &lt;= "say "running coroutine" ; return 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START &lt;=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4">
            <text:p>94</text:p>
          </table:table-cell>
          <table:table-cell office:value-type="string">
            <text:p>*-*</text:p>
          </table:table-cell>
          <table:table-cell office:value-type="string">
            <text:p>self~status = .Coroutine~notStart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5">
            <text:p>95</text:p>
          </table:table-cell>
          <table:table-cell office:value-type="string">
            <text:p>*-*</text:p>
          </table:table-cell>
          <table:table-cell office:value-type="string">
            <text:p>if start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RT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STAR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5">
            <text:p>105</text:p>
          </table:table-cell>
          <table:table-cell office:value-type="string">
            <text:p>*-*</text:p>
          </table:table-cell>
          <table:table-cell office:value-type="string">
            <text:p>expose statu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6">
            <text:p>106</text:p>
          </table:table-cell>
          <table:table-cell office:value-type="string">
            <text:p>*-*</text:p>
          </table:table-cell>
          <table:table-cell office:value-type="string">
            <text:p>use strict arg -- no ar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7">
            <text:p>107</text:p>
          </table:table-cell>
          <table:table-cell office:value-type="string">
            <text:p>*-*</text:p>
          </table:table-cell>
          <table:table-cell office:value-type="string">
            <text:p>if status &lt;&gt;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8">
            <text:p>108</text:p>
          </table:table-cell>
          <table:table-cell office:value-type="string">
            <text:p>*-*</text:p>
          </table:table-cell>
          <table:table-cell office:value-type="string">
            <text:p>.Coroutine~table~put(self, 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TABLE" =&gt; 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9">
            <text:p>109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0">
            <text:p>110</text:p>
          </table:table-cell>
          <table:table-cell office:value-type="string">
            <text:p>*-*</text:p>
          </table:table-cell>
          <table:table-cell office:value-type="string">
            <text:p>guard of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1">
            <text:p>111</text:p>
          </table:table-cell>
          <table:table-cell office:value-type="string">
            <text:p>*-*</text:p>
          </table:table-cell>
          <table:table-cell office:value-type="string">
            <text:p>reply sel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STAR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2">
            <text:p>112</text:p>
          </table:table-cell>
          <table:table-cell office:value-type="string">
            <text:p>*-*</text:p>
          </table:table-cell>
          <table:table-cell office:value-type="string">
            <text:p>signal on any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3">
            <text:p>113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if status == .Coroutine~running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<text:s text:c="4"/>do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*-*</text:p>
          </table:table-cell>
          <table:table-cell office:value-type="string">
            <text:p><text:s text:c="6"/>self~arguments~append(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8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8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8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8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8">
            <text:p>118</text:p>
          </table:table-cell>
          <table:table-cell office:value-type="string">
            <text:p>*-*</text:p>
          </table:table-cell>
          <table:table-cell office:value-type="string">
            <text:p><text:s text:c="6"/>guard of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9">
            <text:p>119</text:p>
          </table:table-cell>
          <table:table-cell office:value-type="string">
            <text:p>*-*</text:p>
          </table:table-cell>
          <table:table-cell office:value-type="string">
            <text:p><text:s text:c="6"/>select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1">
            <text:p>121</text:p>
          </table:table-cell>
          <table:table-cell office:value-type="string">
            <text:p>*-*</text:p>
          </table:table-cell>
          <table:table-cell office:value-type="string">
            <text:p><text:s text:c="8"/>when self~routine &lt;&gt; .nil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0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0"/>"ROUTINE"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10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10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10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2">
            <text:p>122</text:p>
          </table:table-cell>
          <table:table-cell office:value-type="string">
            <text:p>*-*</text:p>
          </table:table-cell>
          <table:table-cell office:value-type="string">
            <text:p><text:s text:c="8"/>when self~message &lt;&gt; .nil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0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0"/>"MESSAGE"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10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10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10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3">
            <text:p>123</text:p>
          </table:table-cell>
          <table:table-cell office:value-type="string">
            <text:p>*-*</text:p>
          </table:table-cell>
          <table:table-cell office:value-type="string">
            <text:p><text:s text:c="8"/>otherwis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3">
            <text:p>123</text:p>
          </table:table-cell>
          <table:table-cell office:value-type="string">
            <text:p>*-*</text:p>
          </table:table-cell>
          <table:table-cell office:value-type="string">
            <text:p><text:s text:c="10"/>self~doer~doWith(self~arguments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1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string">
            <text:p>running coroutine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1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4">
            <text:p>124</text:p>
          </table:table-cell>
          <table:table-cell office:value-type="string">
            <text:p>*-*</text:p>
          </table:table-cell>
          <table:table-cell office:value-type="string">
            <text:p><text:s text:c="6"/>en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5">
            <text:p>125</text:p>
          </table:table-cell>
          <table:table-cell office:value-type="string">
            <text:p>*-*</text:p>
          </table:table-cell>
          <table:table-cell office:value-type="string">
            <text:p><text:s text:c="6"/>guard o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6">
            <text:p>126</text:p>
          </table:table-cell>
          <table:table-cell office:value-type="string">
            <text:p>*-*</text:p>
          </table:table-cell>
          <table:table-cell office:value-type="string">
            <text:p><text:s text:c="6"/>if var("result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8"/>"resul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8"/>"resul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8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6">
            <text:p>126</text:p>
          </table:table-cell>
          <table:table-cell office:value-type="string">
            <text:p>*-*</text:p>
          </table:table-cell>
          <table:table-cell office:value-type="string">
            <text:p><text:s text:c="8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6">
            <text:p>126</text:p>
          </table:table-cell>
          <table:table-cell office:value-type="string">
            <text:p>*-*</text:p>
          </table:table-cell>
          <table:table-cell office:value-type="string">
            <text:p><text:s text:c="10"/>self~yieldLast(result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RESULT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1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LAS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1">
            <text:p>181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2">
            <text:p>182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3">
            <text:p>18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4">
            <text:p>184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4">
            <text:p>184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4">
            <text:p>184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8">
            <text:p>128</text:p>
          </table:table-cell>
          <table:table-cell office:value-type="string">
            <text:p>*-*</text:p>
          </table:table-cell>
          <table:table-cell office:value-type="string">
            <text:p><text:s text:c="6"/>status = .Coroutine~complet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8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8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8"/>STATUS &lt;=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9">
            <text:p>129</text:p>
          </table:table-cell>
          <table:table-cell office:value-type="string">
            <text:p>*-*</text:p>
          </table:table-cell>
          <table:table-cell office:value-type="string">
            <text:p><text:s text:c="2"/>en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30">
            <text:p>130</text:p>
          </table:table-cell>
          <table:table-cell office:value-type="string">
            <text:p>*-*</text:p>
          </table:table-cell>
          <table:table-cell office:value-type="string">
            <text:p>.Coroutine~table~remove(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TABLE" =&gt; 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31">
            <text:p>131</text:p>
          </table:table-cell>
          <table:table-cell office:value-type="string">
            <text:p>*-*</text:p>
          </table:table-cell>
          <table:table-cell office:value-type="string">
            <text:p>retur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<text:s text:c="4"/>return -- raise syntax 93.900 array ("Coroutine is completed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string">
            <text:p>Message "RESUME" did not return a result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/>
        </table:table-row>
        <table:table-row table:style-name="ro1">
          <table:table-cell table:number-columns-repeated="10" office:value-type="string">
            <text:p>.</text:p>
          </table:table-cell>
          <table:table-cell office:value-type="string">
            <text:p>A coroutine implemented by a one-liner routine, used as a generator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INI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3">
            <text:p>83</text:p>
          </table:table-cell>
          <table:table-cell office:value-type="string">
            <text:p>*-*</text:p>
          </table:table-cell>
          <table:table-cell office:value-type="string">
            <text:p>use strict arg action="main", ...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use strict arg coroutine ; do i = 1 to 10 ; coroutine~yield(i) ; end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ACTION &lt;= "use strict arg coroutine ; do i = 1 to 10 ; coroutine~yield(i) ; end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5">
            <text:p>85</text:p>
          </table:table-cell>
          <table:table-cell office:value-type="string">
            <text:p>*-*</text:p>
          </table:table-cell>
          <table:table-cell office:value-type="string">
            <text:p>self~routine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6">
            <text:p>86</text:p>
          </table:table-cell>
          <table:table-cell office:value-type="string">
            <text:p>*-*</text:p>
          </table:table-cell>
          <table:table-cell office:value-type="string">
            <text:p>self~message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7">
            <text:p>87</text:p>
          </table:table-cell>
          <table:table-cell office:value-type="string">
            <text:p>*-*</text:p>
          </table:table-cell>
          <table:table-cell office:value-type="string">
            <text:p>self~doer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88">
            <text:p>88</text:p>
          </table:table-cell>
          <table:table-cell office:value-type="string">
            <text:p>*-*</text:p>
          </table:table-cell>
          <table:table-cell office:value-type="string">
            <text:p>self~object = .nil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0">
            <text:p>90</text:p>
          </table:table-cell>
          <table:table-cell office:value-type="string">
            <text:p>*-*</text:p>
          </table:table-cell>
          <table:table-cell office:value-type="string">
            <text:p>self~doer = action~doer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ACTION =&gt; "use strict arg coroutine ; do i = 1 to 10 ; coroutine~yield(i) ; end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if self~doer~isA(.Routine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ROUTINE =&gt; "The 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The 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ISA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1">
            <text:p>91</text:p>
          </table:table-cell>
          <table:table-cell office:value-type="string">
            <text:p>*-*</text:p>
          </table:table-cell>
          <table:table-cell office:value-type="string">
            <text:p><text:s text:c="4"/>use strict arg action="main", start = .tr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use strict arg coroutine ; do i = 1 to 10 ; coroutine~yield(i) ; end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ACTION &lt;= "use strict arg coroutine ; do i = 1 to 10 ; coroutine~yield(i) ; end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6"/>.TRUE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START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4">
            <text:p>94</text:p>
          </table:table-cell>
          <table:table-cell office:value-type="string">
            <text:p>*-*</text:p>
          </table:table-cell>
          <table:table-cell office:value-type="string">
            <text:p>self~status = .Coroutine~notStart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5">
            <text:p>95</text:p>
          </table:table-cell>
          <table:table-cell office:value-type="string">
            <text:p>*-*</text:p>
          </table:table-cell>
          <table:table-cell office:value-type="string">
            <text:p>if start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RT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5">
            <text:p>95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float" office:value="95">
            <text:p>95</text:p>
          </table:table-cell>
          <table:table-cell office:value-type="string">
            <text:p>*-*</text:p>
          </table:table-cell>
          <table:table-cell office:value-type="string">
            <text:p><text:s text:c="4"/>self~start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STAR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5">
            <text:p>105</text:p>
          </table:table-cell>
          <table:table-cell office:value-type="string">
            <text:p>*-*</text:p>
          </table:table-cell>
          <table:table-cell office:value-type="string">
            <text:p>expose statu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6">
            <text:p>106</text:p>
          </table:table-cell>
          <table:table-cell office:value-type="string">
            <text:p>*-*</text:p>
          </table:table-cell>
          <table:table-cell office:value-type="string">
            <text:p>use strict arg -- no ar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7">
            <text:p>107</text:p>
          </table:table-cell>
          <table:table-cell office:value-type="string">
            <text:p>*-*</text:p>
          </table:table-cell>
          <table:table-cell office:value-type="string">
            <text:p>if status &lt;&gt;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8">
            <text:p>108</text:p>
          </table:table-cell>
          <table:table-cell office:value-type="string">
            <text:p>*-*</text:p>
          </table:table-cell>
          <table:table-cell office:value-type="string">
            <text:p>.Coroutine~table~put(self, 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TABLE" =&gt; 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09">
            <text:p>109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0">
            <text:p>110</text:p>
          </table:table-cell>
          <table:table-cell office:value-type="string">
            <text:p>*-*</text:p>
          </table:table-cell>
          <table:table-cell office:value-type="string">
            <text:p>guard of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1">
            <text:p>111</text:p>
          </table:table-cell>
          <table:table-cell office:value-type="string">
            <text:p>*-*</text:p>
          </table:table-cell>
          <table:table-cell office:value-type="string">
            <text:p>reply sel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STAR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INI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2">
            <text:p>112</text:p>
          </table:table-cell>
          <table:table-cell office:value-type="string">
            <text:p>*-*</text:p>
          </table:table-cell>
          <table:table-cell office:value-type="string">
            <text:p>signal on any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3">
            <text:p>113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if status == .Coroutine~running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4">
            <text:p>114</text:p>
          </table:table-cell>
          <table:table-cell office:value-type="string">
            <text:p>*-*</text:p>
          </table:table-cell>
          <table:table-cell office:value-type="string">
            <text:p><text:s text:c="4"/>do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*-*</text:p>
          </table:table-cell>
          <table:table-cell office:value-type="string">
            <text:p><text:s text:c="6"/>self~arguments~append(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8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8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8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8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8">
            <text:p>118</text:p>
          </table:table-cell>
          <table:table-cell office:value-type="string">
            <text:p>*-*</text:p>
          </table:table-cell>
          <table:table-cell office:value-type="string">
            <text:p><text:s text:c="6"/>guard off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19">
            <text:p>119</text:p>
          </table:table-cell>
          <table:table-cell office:value-type="string">
            <text:p>*-*</text:p>
          </table:table-cell>
          <table:table-cell office:value-type="string">
            <text:p><text:s text:c="6"/>select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1">
            <text:p>121</text:p>
          </table:table-cell>
          <table:table-cell office:value-type="string">
            <text:p>*-*</text:p>
          </table:table-cell>
          <table:table-cell office:value-type="string">
            <text:p><text:s text:c="8"/>when self~routine &lt;&gt; .nil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0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0"/>"ROUTINE"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10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10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10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2">
            <text:p>122</text:p>
          </table:table-cell>
          <table:table-cell office:value-type="string">
            <text:p>*-*</text:p>
          </table:table-cell>
          <table:table-cell office:value-type="string">
            <text:p><text:s text:c="8"/>when self~message &lt;&gt; .nil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0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0"/>"MESSAGE"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10"/>.NIL =&gt; "The NIL objec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10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10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3">
            <text:p>123</text:p>
          </table:table-cell>
          <table:table-cell office:value-type="string">
            <text:p>*-*</text:p>
          </table:table-cell>
          <table:table-cell office:value-type="string">
            <text:p><text:s text:c="8"/>otherwis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3">
            <text:p>123</text:p>
          </table:table-cell>
          <table:table-cell office:value-type="string">
            <text:p>*-*</text:p>
          </table:table-cell>
          <table:table-cell office:value-type="string">
            <text:p><text:s text:c="10"/>self~doer~doWith(self~arguments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2"/>"DOER" =&gt; "a 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1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1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5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5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5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1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5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1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6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6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6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6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7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7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7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2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7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3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8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8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8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4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8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5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9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9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9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6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9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7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7">
            <text:p>167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8">
            <text:p>168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69">
            <text:p>169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0">
            <text:p>170</text:p>
          </table:table-cell>
          <table:table-cell office:value-type="string">
            <text:p>*-*</text:p>
          </table:table-cell>
          <table:table-cell office:value-type="string">
            <text:p><text:s text:c="4"/>use strict arg yieldValue -- yieldValue will be returned to the coroutine's client by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6"/>YIELDVALUE &lt;= "1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1">
            <text:p>171</text:p>
          </table:table-cell>
          <table:table-cell office:value-type="string">
            <text:p>*-*</text:p>
          </table:table-cell>
          <table:table-cell office:value-type="string">
            <text:p>status =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2">
            <text:p>172</text:p>
          </table:table-cell>
          <table:table-cell office:value-type="string">
            <text:p>*-*</text:p>
          </table:table-cell>
          <table:table-cell office:value-type="string">
            <text:p>guard on when status &lt;&gt; .Coroutine~suspend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2"/>the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<text:s text:c="4"/>return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6"/>YIELDVALUE =&gt; "1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28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6"/>"1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RESUME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0">
            <text:p>190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1">
            <text:p>191</text:p>
          </table:table-cell>
          <table:table-cell office:value-type="string">
            <text:p>*-*</text:p>
          </table:table-cell>
          <table:table-cell office:value-type="string">
            <text:p>if status == .Coroutine~notStar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NOTSTARTED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2">
            <text:p>192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3">
            <text:p>193</text:p>
          </table:table-cell>
          <table:table-cell office:value-type="string">
            <text:p>*-*</text:p>
          </table:table-cell>
          <table:table-cell office:value-type="string">
            <text:p>if status == .Coroutine~complet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4">
            <text:p>194</text:p>
          </table:table-cell>
          <table:table-cell office:value-type="string">
            <text:p>*-*</text:p>
          </table:table-cell>
          <table:table-cell office:value-type="string">
            <text:p>self~arguments = arg(1, "a"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5">
            <text:p>195</text:p>
          </table:table-cell>
          <table:table-cell office:value-type="string">
            <text:p>*-*</text:p>
          </table:table-cell>
          <table:table-cell office:value-type="string">
            <text:p>status =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2"/>STATUS &lt;=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6">
            <text:p>196</text:p>
          </table:table-cell>
          <table:table-cell office:value-type="string">
            <text:p>*-*</text:p>
          </table:table-cell>
          <table:table-cell office:value-type="string">
            <text:p>guard on when status &lt;&gt; .Coroutine~running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SUSPENDED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3">
            <text:p>17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float" office:value="174">
            <text:p>174</text:p>
          </table:table-cell>
          <table:table-cell office:value-type="string">
            <text:p>*-*</text:p>
          </table:table-cell>
          <table:table-cell office:value-type="string">
            <text:p>return self~arguments -- returns the arguments that the coroutine's client passed to 'resume'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ARGUMENTS" =&gt; 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2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n Array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4">
            <text:p>124</text:p>
          </table:table-cell>
          <table:table-cell office:value-type="string">
            <text:p>*-*</text:p>
          </table:table-cell>
          <table:table-cell office:value-type="string">
            <text:p><text:s text:c="6"/>en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<text:s/>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5">
            <text:p>125</text:p>
          </table:table-cell>
          <table:table-cell office:value-type="string">
            <text:p>*-*</text:p>
          </table:table-cell>
          <table:table-cell office:value-type="string">
            <text:p><text:s text:c="6"/>guard o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6">
            <text:p>126</text:p>
          </table:table-cell>
          <table:table-cell office:value-type="string">
            <text:p>*-*</text:p>
          </table:table-cell>
          <table:table-cell office:value-type="string">
            <text:p><text:s text:c="6"/>if var("result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8"/>"resul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8"/>"result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8"/>VAR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7">
            <text:p>127</text:p>
          </table:table-cell>
          <table:table-cell office:value-type="string">
            <text:p>*-*</text:p>
          </table:table-cell>
          <table:table-cell office:value-type="string">
            <text:p><text:s text:c="8"/>els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7">
            <text:p>127</text:p>
          </table:table-cell>
          <table:table-cell office:value-type="string">
            <text:p>*-*</text:p>
          </table:table-cell>
          <table:table-cell office:value-type="string">
            <text:p><text:s text:c="10"/>self~yieldLast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1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I&gt;</text:p>
          </table:table-cell>
          <table:table-cell office:value-type="string">
            <text:p>Method YIELDLAST with scope "The COROUTINE class" in package D:\local\Rexx\ooRexx\svn\sandbox\jlf\samples\generator\coroutine.cls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1">
            <text:p>181</text:p>
          </table:table-cell>
          <table:table-cell office:value-type="string">
            <text:p>*-*</text:p>
          </table:table-cell>
          <table:table-cell office:value-type="string">
            <text:p>expose status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2">
            <text:p>182</text:p>
          </table:table-cell>
          <table:table-cell office:value-type="string">
            <text:p>*-*</text:p>
          </table:table-cell>
          <table:table-cell office:value-type="string">
            <text:p>drop yieldValue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3">
            <text:p>183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float" office:value="184">
            <text:p>184</text:p>
          </table:table-cell>
          <table:table-cell office:value-type="string">
            <text:p>*-*</text:p>
          </table:table-cell>
          <table:table-cell office:value-type="string">
            <text:p>if arg() &lt;&gt; 0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ARG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31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YIELDLAS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8">
            <text:p>128</text:p>
          </table:table-cell>
          <table:table-cell office:value-type="string">
            <text:p>*-*</text:p>
          </table:table-cell>
          <table:table-cell office:value-type="string">
            <text:p><text:s text:c="6"/>status = .Coroutine~complete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8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8"/>"COMPLETED"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8"/>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=&gt;</text:p>
          </table:table-cell>
          <table:table-cell office:value-type="string">
            <text:p><text:s text:c="8"/>STATUS &lt;=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29">
            <text:p>129</text:p>
          </table:table-cell>
          <table:table-cell office:value-type="string">
            <text:p>*-*</text:p>
          </table:table-cell>
          <table:table-cell office:value-type="string">
            <text:p><text:s text:c="2"/>end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30">
            <text:p>130</text:p>
          </table:table-cell>
          <table:table-cell office:value-type="string">
            <text:p>*-*</text:p>
          </table:table-cell>
          <table:table-cell office:value-type="string">
            <text:p>.Coroutine~table~remove(self)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TABLE" =&gt; "an IdentityTabl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ELF =&gt; 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a COROUTIN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START</text:p>
          </table:table-cell>
          <table:table-cell office:value-type="float" office:value="131">
            <text:p>131</text:p>
          </table:table-cell>
          <table:table-cell office:value-type="string">
            <text:p>*-*</text:p>
          </table:table-cell>
          <table:table-cell office:value-type="string">
            <text:p>return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RUNNING" =&gt; "2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&lt;&gt;" =&gt; 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1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7">
            <text:p>197</text:p>
          </table:table-cell>
          <table:table-cell office:value-type="string">
            <text:p>*-*</text:p>
          </table:table-cell>
          <table:table-cell office:value-type="string">
            <text:p>if status == .Coroutine~killed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V&gt;</text:p>
          </table:table-cell>
          <table:table-cell office:value-type="string">
            <text:p><text:s text:c="2"/>STATUS =&gt; "3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E&gt;</text:p>
          </table:table-cell>
          <table:table-cell office:value-type="string">
            <text:p><text:s text:c="2"/>.COROUTINE =&gt; "The COROUTINE class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M&gt;</text:p>
          </table:table-cell>
          <table:table-cell office:value-type="string">
            <text:p><text:s text:c="2"/>"KILLED" =&gt; "4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O&gt;</text:p>
          </table:table-cell>
          <table:table-cell office:value-type="string">
            <text:p><text:s text:c="2"/>"=="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float" office:value="198">
            <text:p>198</text:p>
          </table:table-cell>
          <table:table-cell office:value-type="string">
            <text:p>*-*</text:p>
          </table:table-cell>
          <table:table-cell office:value-type="string">
            <text:p>if var("yieldValue") 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L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A&gt;</text:p>
          </table:table-cell>
          <table:table-cell office:value-type="string">
            <text:p><text:s text:c="2"/>"yieldValue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F&gt;</text:p>
          </table:table-cell>
          <table:table-cell office:value-type="string">
            <text:p><text:s text:c="2"/>VAR =&gt; 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A30</text:p>
          </table:table-cell>
          <table:table-cell office:value-type="string">
            <text:p>*</text:p>
          </table:table-cell>
          <table:table-cell office:value-type="string">
            <text:p>method</text:p>
          </table:table-cell>
          <table:table-cell office:value-type="string">
            <text:p>The COROUTINE class</text:p>
          </table:table-cell>
          <table:table-cell office:value-type="string">
            <text:p>RESUME</text:p>
          </table:table-cell>
          <table:table-cell office:value-type="string">
            <text:p><text:s text:c="6"/></text:p>
          </table:table-cell>
          <table:table-cell office:value-type="string">
            <text:p>&gt;&gt;&gt;</text:p>
          </table:table-cell>
          <table:table-cell office:value-type="string">
            <text:p><text:s text:c="2"/>"0"</text:p>
          </table:table-cell>
          <table:table-cell office:value-type="string">
            <text:p>D:\local\Rexx\ooRexx\svn\sandbox\jlf\samples\generator\coroutine.cls</text:p>
          </table:table-cell>
          <table:table-cell office:value-type="string">
            <text:p>.</text:p>
          </table:table-cell>
        </table:table-row>
        <table:table-row table:style-name="ro1">
          <table:table-cell table:number-columns-repeated="10" office:value-type="string">
            <text:p>.</text:p>
          </table:table-cell>
          <table:table-cell/>
        </table:table-row>
      </table:table>
      <table:database-ranges>
        <table:database-range table:target-range-address="Feuille1.A1:Feuille1.K15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0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8T10:57:30.50</dc:date>
    <dc:creator>Jean Louis Faucher</dc:creator>
    <meta:generator>OpenOffice.org/3.2$Win32 OpenOffice.org_project/320m18$Build-9502</meta:generator>
    <meta:editing-duration>PT00H05M30S</meta:editing-duration>
    <meta:editing-cycles>1</meta:editing-cycles>
    <meta:document-statistic meta:table-count="1" meta:cell-count="16937" meta:object-count="0"/>
  </office:meta>
</office:document-meta>
</file>